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84d1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84d1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84d1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2" style:family="graphic" style:parent-style-name="standard">
      <style:graphic-properties svg:stroke-color="#00ae00" draw:textarea-horizontal-align="center" draw:textarea-vertical-align="middle" draw:shadow-color="#00ae00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5" style:family="graphic" style:parent-style-name="standard">
      <style:graphic-properties svg:stroke-color="#0084d1" draw:textarea-horizontal-align="center" draw:textarea-vertical-align="middle" draw:shadow-color="#0084d1"/>
    </style:style>
    <style:style style:name="gr2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7" style:family="graphic" style:parent-style-name="standard">
      <style:graphic-properties svg:stroke-color="#800080" draw:textarea-horizontal-align="center" draw:textarea-vertical-align="middle" draw:shadow-color="#6b4794"/>
    </style:style>
    <style:style style:name="gr2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9" style:family="graphic" style:parent-style-name="standard">
      <style:graphic-properties svg:stroke-color="#ff6633" draw:textarea-horizontal-align="center" draw:textarea-vertical-align="middle" draw:shadow-color="#ff66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end" fo:text-indent="0cm">
        <style:tab-stops/>
      </style:paragraph-properties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9933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94006b" fo:font-size="6pt" style:font-size-asian="6pt" style:font-size-complex="6pt"/>
    </style:style>
    <style:style style:name="T6" style:family="text">
      <style:text-properties fo:color="#0084d1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ff6633" fo:font-size="12pt" fo:font-weight="bold" style:font-size-asian="18pt" style:font-weight-asian="bold" style:font-size-complex="18pt" style:font-weight-complex="bold"/>
    </style:style>
    <style:style style:name="T8" style:family="text">
      <style:text-properties fo:color="#00ae00" fo:font-size="9pt" style:font-size-asian="12pt" style:font-size-complex="12pt"/>
    </style:style>
    <style:style style:name="T9" style:family="text">
      <style:text-properties fo:color="#0084d1" fo:font-size="9pt" style:font-size-asian="12pt" style:font-size-complex="12pt"/>
    </style:style>
    <style:style style:name="T10" style:family="text">
      <style:text-properties fo:color="#6b4794" fo:font-size="12pt" fo:font-weight="bold" style:font-size-asian="18pt" style:font-weight-asian="bold" style:font-size-complex="18pt" style:font-weight-complex="bold"/>
    </style:style>
    <style:style style:name="T11" style:family="text">
      <style:text-properties fo:color="#6b4794" fo:font-size="9pt" style:font-size-asian="12pt" style:font-size-complex="12pt"/>
    </style:style>
    <style:style style:name="T12" style:family="text">
      <style:text-properties fo:color="#ff6633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653cm" svg:height="1.419cm" svg:x="1.392cm" svg:y="2.86cm">
          <draw:text-box>
            <text:p text:style-name="P1"><text:span text:style-name="T3">service</text:span><text:span text:style-name="T4"> saveOrder [</text:span></text:p>
            <text:p text:style-name="P1"><text:span text:style-name="T4"><text:s text:c="4"/></text:span><text:span text:style-name="T5">Customer</text:span><text:span text:style-name="T4">;</text:span></text:p>
            <text:p text:style-name="P1"><text:span text:style-name="T4"><text:s text:c="4"/></text:span><text:span text:style-name="T5">Order</text:span><text:span text:style-name="T4">;</text:span></text:p>
            <text:p text:style-name="P1"><text:span text:style-name="T4">]</text:span></text:p>
          </draw:text-box>
        </draw:frame>
        <draw:frame draw:style-name="gr5" draw:text-style-name="P7" draw:layer="layout" svg:width="3.794cm" svg:height="0.897cm" svg:x="0.061cm" svg:y="3.997cm">
          <draw:text-box>
            <text:p text:style-name="P1"><text:span text:style-name="T6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1"><text:span text:style-name="T3">form</text:span><text:span text:style-name="T4"> OrderForm [</text:span></text:p>
            <text:p text:style-name="P1"><text:span text:style-name="T4"><text:s text:c="4"/></text:span><text:span text:style-name="T5">higth</text:span><text:span text:style-name="T4"> 40;</text:span></text:p>
            <text:p text:style-name="P1"><text:span text:style-name="T4"><text:s text:c="4"/></text:span><text:span text:style-name="T5">type</text:span><text:span text:style-name="T4"> modal;</text:span></text:p>
            <text:p text:style-name="P1"><text:span text:style-name="T4"><text:s text:c="4"/></text:span><text:span text:style-name="T5">widget </text:span><text:span text:style-name="T4">service;</text:span></text:p>
            <text:p text:style-name="P1"><text:span text:style-name="T4">]</text:span></text:p>
          </draw:text-box>
        </draw:frame>
        <draw:frame draw:style-name="gr7" draw:text-style-name="P7" draw:layer="layout" svg:width="4.518cm" svg:height="1.199cm" svg:x="0.021cm" svg:y="1.461cm">
          <draw:text-box>
            <text:p text:style-name="P1"><text:span text:style-name="T7">Presentation</text:span><text:span text:style-name="T6"> </text:span><text:span text:style-name="T7">Model</text:span></text:p>
          </draw:text-box>
        </draw:frame>
        <draw:frame draw:style-name="gr8" draw:text-style-name="P9" draw:layer="layout" svg:width="3.227cm" svg:height="1.558cm" svg:x="10.21cm" svg:y="4.354cm">
          <draw:text-box>
            <text:p text:style-name="P8"><text:span text:style-name="T8"/></text:p>
            <text:p text:style-name="P8"><text:span text:style-name="T8"/></text:p>
            <text:p text:style-name="P8"><text:span text:style-name="T9">Business Services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8"><text:span text:style-name="T8">Data Access Objects</text:span></text:p>
            <text:p text:style-name="P8"><text:span text:style-name="T8">Spring configuration</text:span></text:p>
            <text:p text:style-name="P8"><text:span text:style-name="T8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1"/>
        </draw:line>
        <draw:frame draw:style-name="gr11" draw:text-style-name="P6" draw:layer="layout" svg:width="3.5cm" svg:height="2cm" svg:x="17.192cm" svg:y="0.476cm">
          <draw:text-box>
            <text:p text:style-name="P1"><text:span text:style-name="T3">dto</text:span><text:span text:style-name="T4"> CustomerDTO [</text:span></text:p>
            <text:p text:style-name="P1"><text:span text:style-name="T4"><text:s text:c="4"/></text:span><text:span text:style-name="T5">Customer.</text:span><text:span text:style-name="T4">name;</text:span></text:p>
            <text:p text:style-name="P1"><text:span text:style-name="T4"><text:s text:c="4"/></text:span><text:span text:style-name="T5">Customer.</text:span><text:span text:style-name="T4"> emailAddress;</text:span></text:p>
            <text:p text:style-name="P1"><text:span text:style-name="T4"><text:s text:c="4"/></text:span><text:span text:style-name="T5">Customer.</text:span><text:span text:style-name="T4">age;</text:span></text:p>
            <text:p text:style-name="P1"><text:span text:style-name="T4">]</text:span></text:p>
          </draw:text-box>
        </draw:frame>
        <draw:frame draw:style-name="gr12" draw:text-style-name="P11" draw:layer="layout" svg:width="4.68cm" svg:height="1.432cm" svg:x="15.725cm" svg:y="1.828cm">
          <draw:text-box>
            <text:p text:style-name="P1"><text:span text:style-name="T10">DataContract</text:span><text:span text:style-name="T7"> </text:span><text:span text:style-name="T10">Model</text:span></text:p>
          </draw:text-box>
        </draw:frame>
        <draw:connector draw:style-name="gr13" draw:text-style-name="P5" draw:layer="layout" draw:type="curve" svg:x1="18.086cm" svg:y1="3.36cm" svg:x2="15.945cm" svg:y2="3.35cm">
          <text:p text:style-name="P1"/>
        </draw:connector>
        <draw:frame draw:style-name="gr14" draw:text-style-name="P12" draw:layer="layout" svg:width="2.502cm" svg:height="0.842cm" svg:x="16.443cm" svg:y="2.46cm">
          <draw:text-box>
            <text:p text:style-name="P12">generate</text:p>
          </draw:text-box>
        </draw:frame>
        <draw:frame draw:style-name="gr14" draw:text-style-name="P12" draw:layer="layout" svg:width="2.476cm" svg:height="0.842cm" svg:x="4.324cm" svg:y="5.528cm">
          <draw:text-box>
            <text:p text:style-name="P12">generate</text:p>
          </draw:text-box>
        </draw:frame>
        <draw:frame draw:style-name="gr14" draw:text-style-name="P12" draw:layer="layout" svg:width="1.976cm" svg:height="0.842cm" svg:x="4.224cm" svg:y="3.024cm">
          <draw:text-box>
            <text:p text:style-name="P12">generate</text:p>
          </draw:text-box>
        </draw:frame>
        <draw:frame draw:style-name="gr8" draw:text-style-name="P9" draw:layer="layout" svg:width="3.896cm" svg:height="1.558cm" svg:x="9.542cm" svg:y="2.454cm">
          <draw:text-box>
            <text:p text:style-name="P8"><text:span text:style-name="T11">Data Transfer Object's</text:span></text:p>
            <text:p text:style-name="P8"><text:span text:style-name="T11">Assemblers</text:span></text:p>
            <text:p text:style-name="P8"><text:span text:style-name="T9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3" draw:layer="layout" svg:width="2.707cm" svg:height="1.558cm" svg:x="10.732cm" svg:y="0.854cm">
          <draw:text-box>
            <text:p text:style-name="P8"><text:span text:style-name="T12">Html</text:span></text:p>
            <text:p text:style-name="P8"><text:span text:style-name="T12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"/>
        </draw:connector>
        <draw:connector draw:style-name="gr15" draw:text-style-name="P5" draw:layer="layout" draw:type="curve" svg:x1="4.967cm" svg:y1="6.43cm" svg:x2="7.379cm" svg:y2="6.009cm">
          <text:p text:style-name="P1"/>
        </draw:connector>
        <draw:line draw:style-name="gr16" draw:text-style-name="P5" draw:layer="layout" svg:x1="4.545cm" svg:y1="6.424cm" svg:x2="5.423cm" svg:y2="6.424cm">
          <text:p text:style-name="P1"/>
        </draw:line>
        <draw:line draw:style-name="gr17" draw:text-style-name="P5" draw:layer="layout" svg:x1="5.16cm" svg:y1="6.424cm" svg:x2="5.599cm" svg:y2="6.424cm">
          <text:p text:style-name="P1"/>
        </draw:line>
        <draw:connector draw:style-name="gr18" draw:text-style-name="P5" draw:layer="layout" draw:type="curve" svg:x1="4.886cm" svg:y1="3.991cm" svg:x2="7.345cm" svg:y2="4.66cm">
          <text:p text:style-name="P1"/>
        </draw:connector>
        <draw:connector draw:style-name="gr18" draw:text-style-name="P5" draw:layer="layout" draw:type="curve" svg:x1="4.876cm" svg:y1="3.981cm" svg:x2="7.31cm" svg:y2="3.511cm">
          <text:p text:style-name="P1"/>
        </draw:connector>
        <draw:line draw:style-name="gr19" draw:text-style-name="P5" draw:layer="layout" svg:x1="4.454cm" svg:y1="3.975cm" svg:x2="5.332cm" svg:y2="3.975cm">
          <text:p text:style-name="P1"/>
        </draw:line>
        <draw:line draw:style-name="gr20" draw:text-style-name="P5" draw:layer="layout" svg:x1="5.069cm" svg:y1="3.975cm" svg:x2="5.508cm" svg:y2="3.975cm">
          <text:p text:style-name="P1"/>
        </draw:line>
        <draw:g>
          <draw:custom-shape draw:style-name="gr21" draw:text-style-name="P4" draw:id="id1" draw:layer="layout" svg:width="0.434cm" svg:height="0.28cm" svg:x="0.345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"/>
          </draw:connector>
        </draw:g>
        <draw:frame draw:style-name="gr23" draw:text-style-name="P6" draw:layer="layout" svg:width="3.5cm" svg:height="1.686cm" svg:x="1.445cm" svg:y="5.46cm">
          <draw:text-box>
            <text:p text:style-name="P1"><text:span text:style-name="T3">Class</text:span><text:span text:style-name="T4"> Customer [</text:span></text:p>
            <text:p text:style-name="P1"><text:span text:style-name="T4"><text:s text:c="4"/></text:span><text:span text:style-name="T5">string</text:span><text:span text:style-name="T4"> <text:s/>name </text:span><text:span text:style-name="T5">maxLength</text:span><text:span text:style-name="T4"> </text:span></text:p>
            <text:p text:style-name="P1"><text:span text:style-name="T4"><text:s text:c="4"/></text:span><text:span text:style-name="T5">string</text:span><text:span text:style-name="T4"> emailAddress </text:span><text:span text:style-name="T5">regex</text:span></text:p>
            <text:p text:style-name="P1"><text:span text:style-name="T4"><text:s text:c="4"/></text:span><text:span text:style-name="T5">integer</text:span><text:span text:style-name="T4"> age;</text:span></text:p>
            <text:p text:style-name="P1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1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1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"/>
          </draw:connector>
        </draw:g>
        <draw:frame draw:style-name="gr14" draw:text-style-name="P12" draw:layer="layout" svg:width="1.976cm" svg:height="0.842cm" svg:x="4.624cm" svg:y="0.524cm">
          <draw:text-box>
            <text:p text:style-name="P12">generate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926cm" svg:height="1.558cm" draw:transform="rotate (1.5707963267946) translate (14.117cm 5.367cm)">
          <draw:text-box>
            <text:p text:style-name="P8"><text:span text:style-name="T8">Domain Classes</text:span></text:p>
            <text:p text:style-name="P8"><text:span text:style-name="T8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16T13:50:11</dc:date>
    <meta:editing-cycles>56</meta:editing-cycles>
    <meta:editing-duration>PT17H27M4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